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5mm" fo:break-before="auto" style:use-optimal-row-height="false"/>
    </style:style>
    <style:style style:name="ro3" style:family="table-row">
      <style:table-row-properties style:row-height="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ro5" style:family="table-row">
      <style:table-row-properties style:row-height="10.21mm" fo:break-before="auto" style:use-optimal-row-height="true"/>
    </style:style>
    <style:style style:name="ro6" style:family="table-row">
      <style:table-row-properties style:row-height="29.51mm" fo:break-before="auto" style:use-optimal-row-height="true"/>
    </style:style>
    <style:style style:name="ro7" style:family="table-row">
      <style:table-row-properties style:row-height="3.21mm" fo:break-before="auto" style:use-optimal-row-height="false"/>
    </style:style>
    <style:style style:name="ro8" style:family="table-row">
      <style:table-row-properties style:row-height="12.56mm" fo:break-before="auto" style:use-optimal-row-height="false"/>
    </style:style>
    <style:style style:name="ro9" style:family="table-row">
      <style:table-row-properties style:row-height="4.07mm" fo:break-before="auto" style:use-optimal-row-height="false"/>
    </style:style>
    <style:style style:name="ro10" style:family="table-row">
      <style:table-row-properties style:row-height="13.44mm" fo:break-before="auto" style:use-optimal-row-height="true"/>
    </style:style>
    <style:style style:name="ro11" style:family="table-row">
      <style:table-row-properties style:row-height="3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9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0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1" style:family="table-cell" style:parent-style-name="Code">
      <style:table-cell-properties fo:background-color="#cfe7f5" fo:wrap-option="wrap" fo:border="none" style:vertical-align="middle"/>
    </style:style>
    <style:style style:name="ce22" style:family="table-cell" style:parent-style-name="Code">
      <style:table-cell-properties fo:background-color="#cfe7f5" fo:wrap-option="wrap" style:vertical-align="middle"/>
    </style:style>
    <style:style style:name="ce23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4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5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6" style:family="table-cell" style:parent-style-name="Code">
      <style:table-cell-properties fo:background-color="#cfe7f5"/>
      <style:text-properties style:font-size-asian="9pt" style:font-size-complex="9pt"/>
    </style:style>
    <style:style style:name="ce27" style:family="table-cell" style:parent-style-name="Code">
      <style:table-cell-properties fo:background-color="#cfe7f5" fo:wrap-option="wrap" style:vertical-align="top"/>
    </style:style>
    <style:style style:name="ce28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29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0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6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37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38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0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1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3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4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Option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3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3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/>
          <table:table-cell table:number-columns-repeated="1020"/>
        </table:table-row>
        <table:table-row table:style-name="ro3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Exemple 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la zone mémoire nommée</text:span> #longueur.</text:p>
          </table:table-cell>
          <table:table-cell table:style-name="ce13" office:value-type="string" calcext:value-type="string">
            <text:p><text:span text:style-name="T1">Créer la zone mémoire</text:span> #largeur.</text:p>
          </table:table-cell>
          <table:table-cell table:style-name="ce35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5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4" table:number-columns-repeated="2"/>
          <table:table-cell table:style-name="ce36"/>
          <table:table-cell table:number-columns-repeated="1020"/>
        </table:table-row>
        <table:table-row table:style-name="ro2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9" table:number-columns-repeated="2"/>
          <table:table-cell table:style-name="ce37"/>
          <table:table-cell table:number-columns-repeated="1020"/>
        </table:table-row>
        <table:table-row table:style-name="ro1">
          <table:table-cell table:style-name="ce2" office:value-type="string" calcext:value-type="string">
            <text:p>Opération</text:p>
          </table:table-cell>
          <table:table-cell table:style-name="ce20" office:value-type="string" calcext:value-type="string">
            <text:p>Exemple A</text:p>
          </table:table-cell>
          <table:table-cell table:style-name="ce20" office:value-type="string" calcext:value-type="string">
            <text:p>Exemple B</text:p>
          </table:table-cell>
          <table:table-cell table:style-name="ce38" office:value-type="string" calcext:value-type="string">
            <text:p>Exemple 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5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5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5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6"/>
          <table:table-cell table:style-name="ce35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5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5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5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4" table:number-columns-repeated="2"/>
          <table:table-cell table:style-name="ce36"/>
          <table:table-cell table:number-columns-repeated="1020"/>
        </table:table-row>
        <table:table-row table:style-name="ro4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 office:value-type="string" calcext:value-type="string">
            <text:p>Variante 3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Égalité</text:p>
          </table:table-cell>
          <table:table-cell table:style-name="ce21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1" office:value-type="string" calcext:value-type="string">
            <text:p>#a37ans = #age <text:span text:style-name="T1">est égal à</text:span> 37.</text:p>
          </table:table-cell>
          <table:table-cell table:style-name="ce33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Différence</text:p>
          </table:table-cell>
          <table:table-cell table:style-name="ce21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1" office:value-type="string" calcext:value-type="string">
            <text:p>#pluvieux = #meteo <text:span text:style-name="T1">n'est pas égale à</text:span> "pluie".</text:p>
          </table:table-cell>
          <table:table-cell table:style-name="ce33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grand</text:p>
          </table:table-cell>
          <table:table-cell table:style-name="ce21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1" office:value-type="string" calcext:value-type="string">
            <text:p>#okPourBluefire = #taille <text:span text:style-name="T1">est supérieure à</text:span> 150.</text:p>
          </table:table-cell>
          <table:table-cell table:style-name="ce33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petit</text:p>
          </table:table-cell>
          <table:table-cell table:style-name="ce21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1" office:value-type="string" calcext:value-type="string">
            <text:p>#limboFacile = #taille <text:span text:style-name="T1">est inférieure à</text:span> 100.</text:p>
          </table:table-cell>
          <table:table-cell table:style-name="ce33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grand ou égal</text:p>
          </table:table-cell>
          <table:table-cell table:style-name="ce21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1" office:value-type="string" calcext:value-type="string">
            <text:p>#excesDeVitesse = #vitesse <text:span text:style-name="T1">est supérieure ou égale à</text:span> 51.</text:p>
          </table:table-cell>
          <table:table-cell table:style-name="ce33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petit ou égal</text:p>
          </table:table-cell>
          <table:table-cell table:style-name="ce21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1" office:value-type="string" calcext:value-type="string">
            <text:p>#zone30 = #vitesse <text:span text:style-name="T1">est plus petite ou égale</text:span> à 30.</text:p>
          </table:table-cell>
          <table:table-cell table:style-name="ce33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2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2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7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39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#age &gt; 65 </text:span><text:span text:style-name="T3">alors</text:span></text:p>
            <text:p><text:span text:style-name="T2">    #tarif = 12.</text:span></text:p>
            <text:p><text:span text:style-name="T6">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3"/>
          <table:table-cell table:style-name="ce28"/>
          <table:table-cell table:style-name="ce41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7">
          <table:table-cell table:style-name="ce9" office:value-type="string" calcext:value-type="string">
            <text:p>ET</text:p>
          </table:table-cell>
          <table:table-cell table:style-name="ce24" office:value-type="string" calcext:value-type="string">
            <text:p>OU</text:p>
          </table:table-cell>
          <table:table-cell table:style-name="ce24" office:value-type="string" calcext:value-type="string">
            <text:p>OU exclusif</text:p>
          </table:table-cell>
          <table:table-cell table:style-name="ce42" office:value-type="string" calcext:value-type="string">
            <text:p>Inverseur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8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5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5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3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9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2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0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2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2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39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3">
          <table:table-cell table:style-name="ce3" office:value-type="string" calcext:value-type="string">
            <text:p>Découper une chaîne de caractères</text:p>
          </table:table-cell>
          <table:table-cell table:style-name="ce21" office:value-type="string" calcext:value-type="string">
            <text:p>Découper "a,b,c" sur ",".</text:p>
            <text:p>Afficher "##decoupage.1". // a</text:p>
          </table:table-cell>
          <table:table-cell table:style-name="ce21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3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btenir la date courante</text:p>
          </table:table-cell>
          <table:table-cell table:style-name="ce21" office:value-type="string" calcext:value-type="string">
            <text:p>Afficher "##date.jour" .</text:p>
          </table:table-cell>
          <table:table-cell table:style-name="ce21" office:value-type="string" calcext:value-type="string">
            <text:p>#annee = "##date.annee" .</text:p>
          </table:table-cell>
          <table:table-cell table:style-name="ce33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8-28">00.00.0000</text:date></text:span></text:p>
        </style:region-left>
        <style:region-center>
          <text:p><text:span text:style-name="MT1">Cosmos Cheat Sheet V1.0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.00.0000</text:date>, <text:time style:data-style-name="N2" text:time-value="12:00:08.659534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8-28T12:12:25.074221401</dc:date>
    <meta:editing-duration>PT5H45M49S</meta:editing-duration>
    <meta:editing-cycles>64</meta:editing-cycles>
    <meta:print-date>2020-08-27T14:48:59.815465145</meta:print-date>
    <meta:document-statistic meta:table-count="1" meta:cell-count="157" meta:object-count="0"/>
  </office:meta>
</office:document-meta>
</file>